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in" fo:margin-left="-0.0785in" fo:margin-top="0in" fo:margin-bottom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0.9993in"/>
    </style:style>
    <style:style style:name="Table1.1" style:family="table-row">
      <style:table-row-properties style:min-row-height="0.3in"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Cambria" fo:font-size="12pt" fo:font-weight="bold" style:font-name-asian="MS Mincho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Cambria" fo:font-size="12pt" style:font-name-asian="MS Mincho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Cambria" fo:font-size="12pt" officeooo:rsid="0008ff86" style:font-name-asian="MS Mincho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Cambria" fo:font-size="12pt" officeooo:rsid="0008ff86" officeooo:paragraph-rsid="0008ff86" style:font-name-asian="MS Mincho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Cambria" fo:font-size="12pt" officeooo:rsid="000a9371" officeooo:paragraph-rsid="000a9371" style:font-name-asian="MS Mincho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mbria" fo:font-size="14pt" fo:font-weight="bold" style:font-name-asian="MS Mincho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font-size="12pt" style:font-name-asian="MS Mincho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officeooo:rsid="0008ff86" officeooo:paragraph-rsid="0008ff86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officeooo:rsid="000a9371" officeooo:paragraph-rsid="000a9371"/>
    </style:style>
    <style:style style:name="P11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</style:style>
    <style:style style:name="T1" style:family="text">
      <style:text-properties style:font-name="Cambria" fo:font-size="16pt" style:font-name-asian="MS Mincho" style:font-size-asian="16pt" style:font-name-complex="Times New Roman1" style:font-size-complex="16pt"/>
    </style:style>
    <style:style style:name="T2" style:family="text">
      <style:text-properties style:font-name="Cambria" fo:font-size="12pt" style:font-name-asian="MS Mincho" style:font-size-asian="12pt" style:font-name-complex="Times New Roman1" style:font-size-complex="12pt"/>
    </style:style>
    <style:style style:name="T3" style:family="text">
      <style:text-properties style:font-name="Cambria" fo:font-size="12pt" officeooo:rsid="000c02d7" style:font-name-asian="MS Mincho" style:font-size-asian="12pt" style:font-name-complex="Times New Roman1" style:font-size-complex="12pt"/>
    </style:style>
    <style:style style:name="T4" style:family="text">
      <style:text-properties style:font-name="Cambria" fo:font-size="12pt" style:text-underline-style="solid" style:text-underline-width="auto" style:text-underline-color="font-color" style:font-name-asian="MS Mincho" style:font-size-asian="12pt" style:font-name-complex="Times New Roman1" style:font-size-complex="12pt"/>
    </style:style>
    <style:style style:name="T5" style:family="text">
      <style:text-properties style:font-name="Cambria" fo:font-size="12pt" fo:font-weight="bold" style:font-name-asian="MS Mincho" style:font-size-asian="12pt" style:font-weight-asian="bold" style:font-name-complex="Times New Roman1" style:font-size-complex="12pt"/>
    </style:style>
    <style:style style:name="T6" style:family="text">
      <style:text-properties style:font-name="Cambria" fo:font-size="20pt" fo:font-weight="bold" style:font-name-asian="MS Mincho" style:font-size-asian="20pt" style:font-weight-asian="bold" style:font-name-complex="Times New Roman1" style:font-size-complex="20pt"/>
    </style:style>
    <style:style style:name="T7" style:family="text">
      <style:text-properties style:font-name="Cambria" fo:font-size="14pt" fo:font-weight="bold" style:font-name-asian="MS Mincho" style:font-size-asian="14pt" style:font-weight-asian="bold" style:font-name-complex="Times New Roman1" style:font-size-complex="14pt"/>
    </style:style>
    <style:style style:name="T8" style:family="text">
      <style:text-properties style:font-name="Cambria" fo:font-size="14pt" fo:font-weight="bold" style:font-name-asian="MS Mincho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Cambria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GoBack"/><text:span text:style-name="T1">Math 338</text:span><text:span text:style-name="T2"><text:tab/> <text:s text:c="13"/><text:tab/></text:span><text:span text:style-name="T6"> <text:s text:c="7"/>Lab Assignment #2 </text:span><text:span text:style-name="T1"><text:s text:c="5"/><text:tab/><text:tab/> <text:s text:c="5"/>Fall 2019</text:span></text:p>
      <text:p text:style-name="P2"/>
      <text:p text:style-name="P7"/>
      <text:p text:style-name="P1"><text:span text:style-name="T2">Let’s consider the probability experiment in which we roll a fair six-sided die.</text:span></text:p>
      <text:p text:style-name="P3"/>
      <text:p text:style-name="P1"><text:span text:style-name="T8">Question #1</text:span><text:span text:style-name="T2"> What is the sample space, S, for our experiment? That is, list all the possible outcomes.</text:span></text:p>
      <text:p text:style-name="P3"/>
      <text:p text:style-name="P5">Our sample space is all of the possible numbers that can be rolled, which range from 1 to 6.</text:p>
      <text:p text:style-name="P5"/>
      <text:p text:style-name="P1"><text:span text:style-name="T8">Question #2</text:span><text:span text:style-name="T2"> What is the probability associated with each outcome?</text:span></text:p>
      <text:p text:style-name="P3"/>
      <text:p text:style-name="P5">There is a 1 in 6 chance to roll any given number, as this is not a physically weighted dice.</text:p>
      <text:p text:style-name="P5"/>
      <text:p text:style-name="P1"><text:span text:style-name="T8">Question #3</text:span><text:span text:style-name="T2"> What is the probability that you roll an even number?</text:span></text:p>
      <text:p text:style-name="P3"/>
      <text:p text:style-name="P5">There is a 1 in 2 chance tho roll an even number as there are 2, 4, 6 for the possible outcomes.</text:p>
      <text:p text:style-name="P3"/>
      <text:p text:style-name="P1"><text:span text:style-name="T8">Question #4</text:span><text:span text:style-name="T2"> What is the probability that you roll a number less than 5?</text:span></text:p>
      <text:p text:style-name="P3"/>
      <text:p text:style-name="P5">There is a 4 in 6 chance (2/3) for rolling something less than 5 and not including 5.</text:p>
      <text:p text:style-name="P3"/>
      <text:p text:style-name="P1"><text:span text:style-name="T8">Question #5</text:span><text:span text:style-name="T2"> What is the probability that you roll an even number AND a number less than 5?</text:span></text:p>
      <text:p text:style-name="P3"/>
      <text:p text:style-name="P5">There is a 2 in 6 chance. The numbers that are even are 2, 4, 6 and the numbers in that range less than 5 are 2 and 4.</text:p>
      <text:p text:style-name="P3"/>
      <text:p text:style-name="P1"><text:span text:style-name="T8">Question #6</text:span><text:span text:style-name="T2"> What is the probability that you roll an even number OR a number less than 5?</text:span></text:p>
      <text:p text:style-name="P3"/>
      <text:p text:style-name="P5">There is a 5 in 6 chance.</text:p>
      <text:p text:style-name="P5"/>
      <text:p text:style-name="P5">Let a be an ordered list = [2, 4, 6]</text:p>
      <text:p text:style-name="P5">Let b be an ordered list = [1, 2, 3, 4]</text:p>
      <text:p text:style-name="P4"/>
      <text:p text:style-name="P5">a + b = [1, 2, 2, 3, 4, 4, 6 ]</text:p>
      <text:p text:style-name="P5"/>
      <text:p text:style-name="P5">Make a+ b into set as such: {1, 2, 3, 4, 6}</text:p>
      <text:p text:style-name="P5"/>
      <text:p text:style-name="P1"><text:span text:style-name="T8">Question #7</text:span><text:span text:style-name="T2"> Are the events “roll an even number” and “roll a number less than 5” </text:span><text:span text:style-name="T4">disjoint</text:span><text:span text:style-name="T2">? Why or why not?</text:span></text:p>
      <text:p text:style-name="P1"><text:span text:style-name="T2"/></text:p>
      <text:p text:style-name="P9"><text:span text:style-name="T2">These two events can be disjoint because it is possible to roll an even number and it being less than five. Please see above solution for more details.</text:span></text:p>
      <text:p text:style-name="P3"/>
      <text:p text:style-name="P1"><text:span text:style-name="T8">Question #8</text:span><text:span text:style-name="T2"> Are the events “roll an even number” and “roll a number less than 5” </text:span><text:span text:style-name="T4">independent</text:span><text:span text:style-name="T2">? Why or why not?</text:span></text:p>
      <text:p text:style-name="P1"><text:span text:style-name="T2"/></text:p>
      <text:p text:style-name="P9"><text:span text:style-name="T2">These events cannot be independent because a roll cannot discredit either event as they are agnostic from one another.</text:span></text:p>
      <text:p text:style-name="P3"/>
      <text:p text:style-name="P1"><text:soft-page-break/><text:span text:style-name="T2"/></text:p>
      <text:p text:style-name="P1"><text:span text:style-name="T2"/></text:p>
      <text:p text:style-name="P1"><text:span text:style-name="T2">Now let X be the discrete random variable representing the outcome of rolling a fair six-sided die; that is, X = 1 if you roll a 1, X = 2 if you roll a 2, etc.</text:span></text:p>
      <text:p text:style-name="P3"/>
      <text:p text:style-name="P1"><text:span text:style-name="T7">Question #9</text:span><text:span text:style-name="T5"> </text:span><text:span text:style-name="T2">Fill in the table to describe the Probability Distribution of X:</text:span>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9"><text:s text:c="2"/>X = x</text:span></text:p>
          </table:table-cell>
          <table:table-cell table:style-name="Table1.A1" office:value-type="string">
            <text:p text:style-name="P8"><text:span text:style-name="T9">P(X =x)</text:span></text:p>
          </table:table-cell>
        </table:table-row>
        <table:table-row table:style-name="Table1.1"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1/6</text:p>
          </table:table-cell>
        </table:table-row>
        <table:table-row table:style-name="Table1.1"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1/6</text:p>
          </table:table-cell>
        </table:table-row>
        <table:table-row table:style-name="Table1.1">
          <table:table-cell table:style-name="Table1.A1" office:value-type="string">
            <text:p text:style-name="P6">3</text:p>
          </table:table-cell>
          <table:table-cell table:style-name="Table1.A1" office:value-type="string">
            <text:p text:style-name="P6">1/6</text:p>
          </table:table-cell>
        </table:table-row>
        <table:table-row table:style-name="Table1.1"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6">1/6</text:p>
          </table:table-cell>
        </table:table-row>
        <table:table-row table:style-name="Table1.1"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6">1/6</text:p>
          </table:table-cell>
        </table:table-row>
        <table:table-row table:style-name="Table1.1">
          <table:table-cell table:style-name="Table1.A1" office:value-type="string">
            <text:p text:style-name="P6">6</text:p>
          </table:table-cell>
          <table:table-cell table:style-name="Table1.A1" office:value-type="string">
            <text:p text:style-name="P6">1/6</text:p>
          </table:table-cell>
        </table:table-row>
      </table:table>
      <text:p text:style-name="P3"/>
      <text:p text:style-name="P1"><text:span text:style-name="T7">Question #10 </text:span><text:span text:style-name="T2">Use the table to find P(1 &lt; X </text:span><text:span text:style-name="T4">&lt; </text:span><text:span text:style-name="T2">4).</text:span></text:p>
      <text:p text:style-name="P1"><text:span text:style-name="T2"/></text:p>
      <text:p text:style-name="P10"><text:span text:style-name="T2">Interval notation: (1, 4]</text:span></text:p>
      <text:p text:style-name="P10"><text:span text:style-name="T2"/></text:p>
      <text:p text:style-name="P10"><text:span text:style-name="T2">We are interested in values 2, 3, 4 but not 1.</text:span></text:p>
      <text:p text:style-name="P10"><text:span text:style-name="T2"/></text:p>
      <text:p text:style-name="P10"><text:span text:style-name="T2">Since the value of the dice directly correspond to it’s chance of probability, we can simply sum u</text:span><text:span text:style-name="T3">p those probabilities which will be 3/6</text:span><text:span text:style-name="T2">.</text:span></text:p>
      <text:p text:style-name="P10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line-height="100%" fo:text-indent="0in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wight Wynne</meta:initial-creator>
    <meta:editing-cycles>2</meta:editing-cycles>
    <meta:creation-date>2019-08-22T23:44:00</meta:creation-date>
    <dc:date>2019-08-29T22:07:23.404684145</dc:date>
    <meta:editing-duration>PT2H28M49S</meta:editing-duration>
    <meta:generator>LibreOffice/5.1.6.2$Linux_X86_64 LibreOffice_project/10m0$Build-2</meta:generator>
    <meta:document-statistic meta:table-count="1" meta:image-count="0" meta:object-count="0" meta:page-count="2" meta:paragraph-count="42" meta:word-count="476" meta:character-count="2304" meta:non-whitespace-character-count="18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